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60ed9"/>
    </style:style>
    <style:style style:name="P2" style:family="paragraph" style:parent-style-name="Heading_20_1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text-align="start" style:justify-single-word="false"/>
      <style:text-properties fo:font-size="14pt" fo:font-weight="bold" officeooo:paragraph-rsid="001803ea" style:font-size-asian="14pt" style:font-weight-asian="bold" style:font-size-complex="14pt" style:font-weight-complex="bold"/>
    </style:style>
    <style:style style:name="P4" style:family="paragraph" style:parent-style-name="Heading_20_1">
      <style:text-properties fo:font-size="24pt" fo:font-weight="bold" officeooo:paragraph-rsid="001803ea" style:font-size-asian="24pt" style:font-weight-asian="bold" style:font-size-complex="24pt" style:font-weight-complex="bold"/>
    </style:style>
    <style:style style:name="P5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paragraph-properties fo:text-align="start" style:justify-single-word="false"/>
      <style:text-properties fo:font-size="14pt" officeooo:paragraph-rsid="00160ed9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officeooo:rsid="0011db74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officeooo:rsid="00160ed9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1803ea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officeooo:rsid="00181917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60ed9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803ea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81917" style:font-size-asian="12pt" style:font-weight-asian="bold" style:font-size-complex="12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style:text-underline-style="solid" style:text-underline-width="auto" style:text-underline-color="font-color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number_and_name4"/><text:span text:style-name="T15">Party Candidate’s Entitlement<text:line-break/>to Place on Ballot</text:span><text:span text:style-name="T14">.</text:span><text:line-break/><text:span text:style-name="T4">Texas Election Code</text:span><text:span text:style-name="T9">, </text:span><text:span text:style-name="T5">Title 11, </text:span><text:bookmark text:name="number_and_name"/><text:span text:style-name="T4">Sec</text:span><text:span text:style-name="T5">tion</text:span><text:span text:style-name="T4"> 19</text:span><text:span text:style-name="T7">2</text:span><text:span text:style-name="T4">.0</text:span><text:span text:style-name="T8">31</text:span><text:span text:style-name="T9">. </text:span><text:span text:style-name="T10">https://texas.public.law/statutes/tex._election_code_section_19</text:span><text:span text:style-name="T12">2</text:span><text:span text:style-name="T10">.0</text:span><text:span text:style-name="T13">31</text:span><text:span text:style-name="T11"><text:line-break/></text:span></text:h>
      <text:h text:style-name="P3" text:outline-level="1">(a)<text:tab/><text:span text:style-name="T1">A political party is entitled to have the names of its nominees</text:span> for president and vice-president of the United States <text:span text:style-name="T1">placed on the ballot</text:span> in a presidential general election <text:span text:style-name="T1">if</text:span>: </text:h>
      <text:h text:style-name="P5" text:outline-level="2">(1)<text:tab/><text:span text:style-name="T1">the nominees possess the qualifications</text:span> for those offices prescribed by federal law; </text:h>
      <text:h text:style-name="P5" text:outline-level="2">(2)<text:tab/>the <text:span text:style-name="T1">party’s state chair signs a written certification</text:span> of: <text:line-break/><text:tab/>(A)<text:tab/>the <text:span text:style-name="T1">names of the party’s nominees for president</text:span> and vice-president; <text:span text:style-name="T1">and</text:span> <text:tab/>(B)<text:tab/>the names and residence addresses <text:span text:style-name="T1">of presidential elector candidates nominated by the party</text:span>, <text:span text:style-name="T1">in a number equal to the number of presidential electors that federal law allocates to this state</text:span>; </text:h>
      <text:h text:style-name="P5" text:outline-level="2">(3)<text:tab/><text:span text:style-name="T1">the party’s state chair delivers the written certification to the secretary of state</text:span> before the later of: <text:line-break/><text:tab/>(A)<text:tab/>5 p.m. of the 71st day before presidential election day; or <text:line-break/><text:tab/>(B)<text:tab/>5 p.m. of the first business day after the date of final adjournment of the party’s national presidential nominating convention; and </text:h>
      <text:h text:style-name="Heading_20_2" text:outline-level="2"><text:span text:style-name="T3">(4)<text:tab/>the party is: <text:line-break/><text:tab/>(A)<text:tab/>required or authorized by Subchapter A of Chapter </text:span><text:a xlink:type="simple" xlink:href="https://texas.public.law/statutes/tex._election_code_title_10_subtitle_b_chapter_172" text:style-name="Internet_20_link" text:visited-style-name="Visited_20_Internet_20_Link"><text:span text:style-name="T3">172 (Primary Elections)</text:span></text:a><text:span text:style-name="T3"> to make its nominations by primary election; or <text:line-break/><text:tab/>(B)<text:tab/>entitled to have the names of its nominees placed on the general election ballot under Chapter </text:span><text:a xlink:type="simple" xlink:href="https://texas.public.law/statutes/tex._election_code_title_10_subtitle_c_chapter_181" text:style-name="Internet_20_link" text:visited-style-name="Visited_20_Internet_20_Link"><text:span text:style-name="T3">181 (Party With State Organization)</text:span></text:a><text:span text:style-name="T3">. </text:span></text:h>
      <text:h text:style-name="P2" text:outline-level="1">(b)<text:tab/>If the state chair’s certification of the party’s nominees is delivered by mail, it is considered to be delivered at the time of its receipt by the secretary of state.</text:h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rles Stewart</meta:initial-creator>
    <meta:creation-date>2021-12-20T03:38:59.052390627</meta:creation-date>
    <dc:date>2021-12-22T22:41:57.740233630</dc:date>
    <dc:creator>Charles Stewart</dc:creator>
    <meta:editing-duration>PT11M55S</meta:editing-duration>
    <meta:editing-cycles>5</meta:editing-cycles>
    <meta:generator>LibreOffice/7.2.4.1$Linux_X86_64 LibreOffice_project/27d75539669ac387bb498e35313b970b7fe9c4f9</meta:generator>
    <meta:printed-by>Charles Stewart</meta:printed-by>
    <meta:print-date>2021-12-22T22:20:02.742400534</meta:print-date>
    <meta:document-statistic meta:table-count="0" meta:image-count="0" meta:object-count="0" meta:page-count="1" meta:paragraph-count="7" meta:word-count="241" meta:character-count="1545" meta:non-whitespace-character-count="1294"/>
  </office:meta>
</office:document-meta>
</file>